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3075" officeooo:paragraph-rsid="00093075"/>
    </style:style>
    <style:style style:name="T1" style:family="text">
      <style:text-properties officeooo:rsid="000a43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sl.gstatic.com/ui/v1/icons/mail/images/cleardot.gif" text:style-name="Internet_20_link" text:visited-style-name="Visited_20_Internet_20_Link"/></text:p>
      <text:p text:style-name="Standard"><text:a xlink:type="simple" xlink:href="https://ssl.gstatic.com/ui/v1/icons/mail/images/cleardot.gif" text:style-name="Internet_20_link" text:visited-style-name="Visited_20_Internet_20_Link"/></text:p>
      <text:p text:style-name="P1">lien vidéo site faubourg</text:p>
      <text:p text:style-name="Standard"><text:a xlink:type="simple" xlink:href="https://ssl.gstatic.com/ui/v1/icons/mail/images/cleardot.gif" text:style-name="Internet_20_link" text:visited-style-name="Visited_20_Internet_20_Link"/></text:p>
      <text:p text:style-name="Standard"><text:a xlink:type="simple" xlink:href="https://ssl.gstatic.com/ui/v1/icons/mail/images/cleardot.gif" text:style-name="Internet_20_link" text:visited-style-name="Visited_20_Internet_20_Link"/></text:p>
      <text:p text:style-name="Standard"><text:a xlink:type="simple" xlink:href="https://ssl.gstatic.com/ui/v1/icons/mail/images/cleardot.gif" text:style-name="Internet_20_link" text:visited-style-name="Visited_20_Internet_20_Link"/></text:p>
      <text:p text:style-name="Standard"><text:a xlink:type="simple" xlink:href="https://ssl.gstatic.com/ui/v1/icons/mail/images/cleardot.gif" text:style-name="Internet_20_link" text:visited-style-name="Visited_20_Internet_20_Link">https://ssl.gstatic.com/ui/v1/icons/mail/images/cleardot.gif</text:a> <text:s text:c="8"/><text:span text:style-name="T1">teaser Indika</text:span></text:p>
      <text:p text:style-name="Standard"/>
      <text:p text:style-name="Standard"/>
      <text:p text:style-name="Standard"><text:a xlink:type="simple" xlink:href="http://www.lafabriquedhistoires.com/" text:style-name="Internet_20_link" text:visited-style-name="Visited_20_Internet_20_Link">www.lafabriquedhistoires.com</text:a></text:p>
      <text:p text:style-name="Standard"/>
      <text:p text:style-name="Standard"/>
      <text:p text:style-name="Standard"><text:a xlink:type="simple" xlink:href="https://youtu.be/Qi_AxrLSRV0" text:style-name="Internet_20_link" text:visited-style-name="Visited_20_Internet_20_Link">https://youtu.be/Qi_AxrLSRV0</text:a> <text:s text:c="8"/><text:span text:style-name="T1">teaser quête du râle</text:span></text:p>
      <text:p text:style-name="Standard"/>
      <text:p text:style-name="Standard"><text:a xlink:type="simple" xlink:href="https://youtu.be/o-bXbEigU8c" text:style-name="Internet_20_link" text:visited-style-name="Visited_20_Internet_20_Link">https://youtu.be/o-bXbEigU8c</text:a> <text:s text:c="7"/></text:p>
      <text:p text:style-name="Standard"/>
      <text:p text:style-name="Standard"/>
      <text:p text:style-name="Standard"><text:a xlink:type="simple" xlink:href="https://youtu.be/3FtDx-DCT14" text:style-name="Internet_20_link" text:visited-style-name="Visited_20_Internet_20_Link">https://youtu.be/3FtDx-DCT14</text:a> <text:s text:c="8"/><text:span text:style-name="T1">teaser néanderbal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18T11:24:57.238096414</meta:creation-date>
    <dc:date>2025-07-18T13:29:42.815078547</dc:date>
    <meta:editing-duration>PT4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7" meta:character-count="281" meta:non-whitespace-character-count="238"/>
  </office:meta>
</office:document-meta>
</file>